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339ad9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39ad9"/>
    </style:style>
    <style:style style:name="P4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5" style:family="paragraph" style:parent-style-name="Standard">
      <style:text-properties style:font-name="FreeSans1" officeooo:rsid="0007a16d" officeooo:paragraph-rsid="0007a16d"/>
    </style:style>
    <style:style style:name="P6" style:family="paragraph" style:parent-style-name="Standard">
      <style:paragraph-properties fo:line-height="4.2cm"/>
      <style:text-properties style:font-name="FreeSans1" officeooo:rsid="0015d803" officeooo:paragraph-rsid="00302a42"/>
    </style:style>
    <style:style style:name="P7" style:family="paragraph" style:parent-style-name="Standard">
      <style:paragraph-properties fo:line-height="1.75cm"/>
      <style:text-properties style:font-name="FreeSans1" officeooo:rsid="0015d803" officeooo:paragraph-rsid="00339ad9"/>
    </style:style>
    <style:style style:name="P8" style:family="paragraph" style:parent-style-name="Standard">
      <style:text-properties style:font-name="FreeSans1" officeooo:rsid="00302a42" officeooo:paragraph-rsid="0033b728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33e3c1" style:font-size-asian="6pt" style:font-size-complex="6pt"/>
    </style:style>
    <style:style style:name="P12" style:family="paragraph">
      <style:text-properties style:font-name="BetecknaLowerCase1" fo:font-size="96pt" style:font-size-asian="96pt" style:font-size-complex="96pt"/>
    </style:style>
    <style:style style:name="P13" style:family="paragraph">
      <style:text-properties style:font-name="FreeSans1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text-properties style:font-name="FreeSans1" fo:font-size="12pt"/>
    </style:style>
    <style:style style:name="P16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fo:font-size="48pt" officeooo:rsid="00302a42" style:font-size-asian="48pt" style:font-size-complex="48pt"/>
    </style:style>
    <style:style style:name="T4" style:family="text">
      <style:text-properties officeooo:rsid="001dbe5e"/>
    </style:style>
    <style:style style:name="T5" style:family="text">
      <style:text-properties officeooo:rsid="00302a42"/>
    </style:style>
    <style:style style:name="T6" style:family="text">
      <style:text-properties officeooo:rsid="002c60f1"/>
    </style:style>
    <style:style style:name="T7" style:family="text">
      <style:text-properties officeooo:rsid="001a7abf" style:font-name-asian="Droid Sans Fallback" style:font-name-complex="FreeSans2"/>
    </style:style>
    <style:style style:name="T8" style:family="text">
      <style:text-properties officeooo:rsid="0032061d" style:font-name-asian="Droid Sans Fallback" style:font-name-complex="FreeSans2"/>
    </style:style>
    <style:style style:name="T9" style:family="text">
      <style:text-properties officeooo:rsid="002c60f1" style:font-name-asian="Droid Sans Fallback" style:font-name-complex="FreeSans2"/>
    </style:style>
    <style:style style:name="T10" style:family="text">
      <style:text-properties officeooo:rsid="0033b728" style:font-name-asian="Droid Sans Fallback" style:font-name-complex="FreeSans2"/>
    </style:style>
    <style:style style:name="T11" style:family="text">
      <style:text-properties fo:font-size="5pt" officeooo:rsid="00302a42" style:font-size-asian="5pt" style:font-size-complex="5pt"/>
    </style:style>
    <style:style style:name="T12" style:family="text">
      <style:text-properties fo:font-size="6pt" officeooo:rsid="00302a42" style:font-size-asian="6pt" style:font-size-complex="6pt"/>
    </style:style>
    <style:style style:name="T13" style:family="text">
      <style:text-properties officeooo:rsid="001f5956"/>
    </style:style>
    <style:style style:name="T14" style:family="text">
      <style:text-properties style:font-name="BetecknaLowerCase1" fo:font-size="96pt" style:font-size-asian="96pt" style:font-size-complex="96pt"/>
    </style:style>
    <style:style style:name="T15" style:family="text">
      <style:text-properties style:font-name="FreeSans1"/>
    </style:style>
    <style:style style:name="T16" style:family="text">
      <style:text-properties style:font-name="FreeSans1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2" svg:width="4.139cm" svg:height="6.111cm" svg:x="14.806cm" svg:y="1.579cm">
        <draw:text-box>
          <text:p><text:span text:style-name="T14">H</text:span></text:p>
        </draw:text-box>
      </draw:frame>
      <draw:frame text:anchor-type="page" text:anchor-page-number="1" draw:z-index="1" draw:style-name="gr2" draw:text-style-name="P13" svg:width="0.237cm" svg:height="0.579cm" svg:x="15.33cm" svg:y="4.202cm">
        <draw:text-box>
          <text:p><text:span text:style-name="T15">1</text:span></text:p>
        </draw:text-box>
      </draw:frame>
      <draw:frame text:anchor-type="page" text:anchor-page-number="1" draw:z-index="2" draw:style-name="gr2" draw:text-style-name="P13" svg:width="0.237cm" svg:height="0.579cm" svg:x="16.752cm" svg:y="3.84cm">
        <draw:text-box>
          <text:p><text:span text:style-name="T15">2</text:span></text:p>
        </draw:text-box>
      </draw:frame>
      <draw:line text:anchor-type="page" text:anchor-page-number="1" draw:z-index="3" draw:style-name="gr3" draw:text-style-name="P14" svg:x1="16.387cm" svg:y1="4.508cm" svg:x2="17.355cm" svg:y2="4.508cm">
        <text:p/>
      </draw:line>
      <draw:line text:anchor-type="page" text:anchor-page-number="1" draw:z-index="4" draw:style-name="gr3" draw:text-style-name="P14" svg:x1="15.826cm" svg:y1="3.69cm" svg:x2="15.791cm" svg:y2="5.99cm">
        <text:p/>
      </draw:line>
      <draw:line text:anchor-type="page" text:anchor-page-number="1" draw:z-index="5" draw:style-name="gr3" draw:text-style-name="P14" svg:x1="17.976cm" svg:y1="3.701cm" svg:x2="17.941cm" svg:y2="6.001cm">
        <text:p/>
      </draw:line>
      <draw:frame text:anchor-type="page" text:anchor-page-number="1" draw:z-index="6" draw:style-name="gr4" draw:text-style-name="P15" svg:width="0.237cm" svg:height="0.511cm" svg:x="18.209cm" svg:y="4.193cm">
        <draw:text-box>
          <text:p><text:span text:style-name="T16">3</text:span></text:p>
        </draw:text-box>
      </draw:frame>
      <text:p text:style-name="P9">LATIN CAPITAL LETTER <text:span text:style-name="T5">H</text:span></text:p>
      <text:p text:style-name="P10">Das große <text:span text:style-name="T5">Ha</text:span></text:p>
      <text:p text:style-name="P5"/>
      <text:p text:style-name="P8">Handy<text:span text:style-name="T6"> </text:span><text:span text:style-name="T2">•</text:span><text:span text:style-name="T7"> </text:span><text:span text:style-name="T8">Hilfe</text:span><text:span text:style-name="T9"> </text:span><text:span text:style-name="T2">•</text:span><text:span text:style-name="T7"> </text:span><text:span text:style-name="T10">Hallo</text:span><text:span text:style-name="T9"> </text:span><text:span text:style-name="T2">•</text:span><text:span text:style-name="T7"> </text:span><text:span text:style-name="T10">Haus</text:span><text:span text:style-name="T9"> </text:span><text:span text:style-name="T2">•</text:span><text:span text:style-name="T7"> </text:span><text:span text:style-name="T10">Hunger</text:span><text:span text:style-name="T9"> </text:span><text:span text:style-name="T2">•</text:span><text:span text:style-name="T7"> </text:span><text:span text:style-name="T10">Hotel</text:span></text:p>
      <text:p text:style-name="P6"><text:span text:style-name="Outline_5f_very_5f_large"><text:span text:style-name="T5">HHHHH</text:span></text:span></text:p>
      <text:p text:style-name="P7"><text:span text:style-name="Outline_5f_large"><text:span text:style-name="T3">H</text:span></text:span><text:span text:style-name="Outline_5f_large"><text:span text:style-name="T12"> </text:span></text:span><text:span text:style-name="Outline_5f_large"><text:span text:style-name="T3">H</text:span></text:span><text:span text:style-name="Outline_5f_large"><text:span text:style-name="T12"> </text:span></text:span><text:span text:style-name="Outline_5f_large"><text:span text:style-name="T3">H</text:span></text:span><text:span text:style-name="Outline_5f_large"><text:span text:style-name="T12"> </text:span></text:span><text:span text:style-name="Outline_5f_large"><text:span text:style-name="T3">H</text:span></text:span><text:span text:style-name="Outline_5f_large"><text:span text:style-name="T12"> </text:span></text:span><text:span text:style-name="Outline_5f_large"><text:span text:style-name="T3">H</text:span></text:span><text:span text:style-name="Outline_5f_large"><text:span text:style-name="T12"> </text:span></text:span><text:span text:style-name="Outline_5f_large"><text:span text:style-name="T3">H</text:span></text:span><text:span text:style-name="Outline_5f_large"><text:span text:style-name="T12"> </text:span></text:span><text:span text:style-name="Outline_5f_large"><text:span text:style-name="T3">H</text:span></text:span><text:span text:style-name="Outline_5f_large"><text:span text:style-name="T12"> </text:span></text:span><text:span text:style-name="Outline_5f_large"><text:span text:style-name="T3">H</text:span></text:span><text:span text:style-name="Outline_5f_large"><text:span text:style-name="T12"> </text:span></text:span><text:span text:style-name="Outline_5f_large"><text:span text:style-name="T3">H</text:span></text:span><text:span text:style-name="Outline_5f_large"><text:span text:style-name="T12"> </text:span></text:span><text:span text:style-name="Outline_5f_large"><text:span text:style-name="T3">H</text:span></text:span><text:span text:style-name="Outline_5f_large"><text:span text:style-name="T12"> </text:span></text:span><text:span text:style-name="Outline_5f_large"><text:span text:style-name="T3">H</text:span></text:span><text:span text:style-name="Outline_5f_large"><text:span text:style-name="T12"> </text:span></text:span><text:span text:style-name="Outline_5f_large"><text:span text:style-name="T3">H</text:span></text:span><text:span text:style-name="Outline_5f_large"><text:span text:style-name="T12"> </text:span></text:span><text:span text:style-name="Outline_5f_large"><text:span text:style-name="T3">H</text:span></text:span><text:span text:style-name="Outline_5f_large"><text:span text:style-name="T12"> </text:span></text:span><text:span text:style-name="Outline_5f_large"><text:span text:style-name="T3">H</text:span></text:span></text:p>
      <text:p text:style-name="P2"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/text:p>
      <text:p text:style-name="P3"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/text:p>
      <text:p text:style-name="P3"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/text:p>
      <text:p text:style-name="P2"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/text:p>
      <text:p text:style-name="P2"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/text:p>
      <text:p text:style-name="P2"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/text:p>
      <text:p text:style-name="P2"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/text:p>
      <text:p text:style-name="P2"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/text:p>
      <text:p text:style-name="P2"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/text:p>
      <text:p text:style-name="P2"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/text:p>
      <text:p text:style-name="P2"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/text:p>
      <text:p text:style-name="P2"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/text:p>
      <text:p text:style-name="P2"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text:span text:style-name="Outline"><text:span text:style-name="T11"> </text:span></text:span><text:span text:style-name="Outline"><text:span text:style-name="T5">H</text:span></text:span></text:p>
      <text:p text:style-name="P1"><draw:line text:anchor-type="paragraph" draw:z-index="7" draw:style-name="gr5" draw:text-style-name="P16" svg:x1="0cm" svg:y1="0.319cm" svg:x2="17cm" svg:y2="0.319cm"><text:p/></draw:line><draw:line text:anchor-type="paragraph" draw:z-index="8" draw:style-name="gr5" draw:text-style-name="P16" svg:x1="0cm" svg:y1="0.72cm" svg:x2="17cm" svg:y2="0.72cm"><text:p/></draw:line><draw:line text:anchor-type="paragraph" draw:z-index="9" draw:style-name="gr5" draw:text-style-name="P16" svg:x1="0cm" svg:y1="0.921cm" svg:x2="17cm" svg:y2="0.921cm"><text:p/></draw:line><draw:line text:anchor-type="paragraph" draw:z-index="10" draw:style-name="gr5" draw:text-style-name="P16" svg:x1="0cm" svg:y1="0.52cm" svg:x2="17cm" svg:y2="0.52cm"><text:p/></draw:line><text:span text:style-name="Outline"><text:span text:style-name="T4">H</text:span></text:span></text:p>
      <text:p text:style-name="P1"><draw:line text:anchor-type="paragraph" draw:z-index="11" draw:style-name="gr5" draw:text-style-name="P16" svg:x1="0cm" svg:y1="0.319cm" svg:x2="17cm" svg:y2="0.319cm"><text:p/></draw:line><draw:line text:anchor-type="paragraph" draw:z-index="12" draw:style-name="gr5" draw:text-style-name="P16" svg:x1="0cm" svg:y1="0.921cm" svg:x2="17cm" svg:y2="0.921cm"><text:p/></draw:line><text:span text:style-name="Outline"><text:span text:style-name="T4">H</text:span></text:span></text:p>
      <text:p text:style-name="P4"/>
      <text:p text:style-name="P4"/>
      <text:p text:style-name="P4"/>
      <text:p text:style-name="P4"/>
      <text:p text:style-name="P11"><text:span text:style-name="T1">©</text:span> Copyright 2016 Stephan Kreutzer, <text:span text:style-name="T13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1:08:03.582502516</dc:date>
    <dc:creator>Stephan Kreutzer</dc:creator>
    <meta:editing-duration>PT1H40M23S</meta:editing-duration>
    <meta:editing-cycles>48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16" meta:character-count="995" meta:non-whitespace-character-count="600"/>
  </office:meta>
</office:document-meta>
</file>